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 DE LA BASE</text:p>
      <text:p text:style-name="Standard"/>
      <text:p text:style-name="Standard"/>
      <text:p text:style-name="Standard">-- --------------------------------------------------------</text:p>
      <text:p text:style-name="Standard">-- Hôte : <text:s text:c="23"/>127.0.0.1</text:p>
      <text:p text:style-name="Standard">-- Version du serveur: <text:s text:c="10"/>5.7.14 - MySQL Community Server (GPL)</text:p>
      <text:p text:style-name="Standard">-- SE du serveur: <text:s text:c="15"/>Win32</text:p>
      <text:p text:style-name="Standard">-- HeidiSQL Version: <text:s text:c="12"/>9.4.0.5125</text:p>
      <text:p text:style-name="Standard">-- --------------------------------------------------------</text:p>
      <text:p text:style-name="Standard"/>
      <text:p text:style-name="Standard">/*!40101 SET @OLD_CHARACTER_SET_CLIENT=@@CHARACTER_SET_CLIENT */;</text:p>
      <text:p text:style-name="Standard">/*!40101 SET NAMES utf8 */;</text:p>
      <text:p text:style-name="Standard">/*!50503 SET NAMES utf8mb4 */;</text:p>
      <text:p text:style-name="Standard">/*!40014 SET @OLD_FOREIGN_KEY_CHECKS=@@FOREIGN_KEY_CHECKS, FOREIGN_KEY_CHECKS=0 */;</text:p>
      <text:p text:style-name="Standard">/*!40101 SET @OLD_SQL_MODE=@@SQL_MODE, SQL_MODE='NO_AUTO_VALUE_ON_ZERO' */;</text:p>
      <text:p text:style-name="Standard"/>
      <text:p text:style-name="Standard">-- Export de la structure de la table gsbpio. adhesion</text:p>
      <text:p text:style-name="Standard">CREATE TABLE IF NOT EXISTS `adhesion` (</text:p>
      <text:p text:style-name="Standard"><text:s text:c="2"/>`idA` int(11) NOT NULL AUTO_INCREMENT,</text:p>
      <text:p text:style-name="Standard"><text:s text:c="2"/>`nomA` varchar(50) DEFAULT NULL,</text:p>
      <text:p text:style-name="Standard"><text:s text:c="2"/>`date` varchar(50) DEFAULT NULL,</text:p>
      <text:p text:style-name="Standard"><text:s text:c="2"/>`dateDernierPaiement` varchar(50) DEFAULT NULL,</text:p>
      <text:p text:style-name="Standard"><text:s text:c="2"/>`idU` int(11) DEFAULT NULL,</text:p>
      <text:p text:style-name="Standard"><text:s text:c="2"/>`idCh` int(11) DEFAULT NULL,</text:p>
      <text:p text:style-name="Standard"><text:s text:c="2"/>PRIMARY KEY (`idA`),</text:p>
      <text:p text:style-name="Standard"><text:s text:c="2"/>KEY `FK_adhesion_utilisateur` (`idU`),</text:p>
      <text:p text:style-name="Standard"><text:s text:c="2"/>KEY `FK_adhesion_chien` (`idCh`),</text:p>
      <text:p text:style-name="Standard"><text:s text:c="2"/>CONSTRAINT `FK_adhesion_chien` FOREIGN KEY (`idCh`) REFERENCES `chien` (`idCh`),</text:p>
      <text:p text:style-name="Standard"><text:s text:c="2"/>CONSTRAINT `FK_adhesion_utilisateur` FOREIGN KEY (`idU`) REFERENCES `utilisateur` (`idU`)</text:p>
      <text:p text:style-name="Standard">) ENGINE=InnoDB AUTO_INCREMENT=11 DEFAULT CHARSET=latin1;</text:p>
      <text:p text:style-name="Standard"/>
      <text:p text:style-name="Standard">-- Export de données de la table gsbpio.adhesion : ~2 rows (environ)</text:p>
      <text:p text:style-name="Standard">/*!40000 ALTER TABLE `adhesion` DISABLE KEYS */;</text:p>
      <text:p text:style-name="Standard">INSERT INTO `adhesion` (`idA`, `nomA`, `date`, `dateDernierPaiement`, `idU`, `idCh`) VALUES</text:p>
      <text:p text:style-name="Standard"><text:tab/>(1, 'ok', '2017-09-16', '2017-09-16', 6, 1),</text:p>
      <text:p text:style-name="Standard"><text:tab/>(7, 'soquet', '2017-09-27', NULL, 34, 107);</text:p>
      <text:p text:style-name="Standard">/*!40000 ALTER TABLE `adhesion` ENABLE KEYS */;</text:p>
      <text:p text:style-name="Standard"/>
      <text:p text:style-name="Standard">-- Export de la structure de la table gsbpio. chien</text:p>
      <text:p text:style-name="Standard">CREATE TABLE IF NOT EXISTS `chien` (</text:p>
      <text:p text:style-name="Standard"><text:s text:c="2"/>`idCh` int(11) NOT NULL AUTO_INCREMENT,</text:p>
      <text:p text:style-name="Standard"><text:s text:c="2"/>`nom` varchar(50) DEFAULT NULL,</text:p>
      <text:p text:style-name="Standard"><text:s text:c="2"/>`DateDeNaissance` date DEFAULT NULL,</text:p>
      <text:p text:style-name="Standard"><text:s text:c="2"/>`NTatouage` int(11) DEFAULT NULL,</text:p>
      <text:p text:style-name="Standard"><text:s text:c="2"/>`DateAdhesion` date DEFAULT NULL,</text:p>
      <text:p text:style-name="Standard"><text:s text:c="2"/>`idR` int(11) DEFAULT NULL,</text:p>
      <text:p text:style-name="Standard"><text:s text:c="2"/>PRIMARY KEY (`idCh`),</text:p>
      <text:p text:style-name="Standard"><text:s text:c="2"/>KEY `FK_chien_race` (`idR`),</text:p>
      <text:p text:style-name="Standard"><text:s text:c="2"/>CONSTRAINT `FK_chien_race` FOREIGN KEY (`idR`) REFERENCES `race` (`idR`)</text:p>
      <text:p text:style-name="Standard"><text:soft-page-break/>) ENGINE=InnoDB AUTO_INCREMENT=113 DEFAULT CHARSET=latin1;</text:p>
      <text:p text:style-name="Standard"/>
      <text:p text:style-name="Standard">-- Export de données de la table gsbpio.chien : ~4 rows (environ)</text:p>
      <text:p text:style-name="Standard">/*!40000 ALTER TABLE `chien` DISABLE KEYS */;</text:p>
      <text:p text:style-name="Standard">INSERT INTO `chien` (`idCh`, `nom`, `DateDeNaissance`, `NTatouage`, `DateAdhesion`, `idR`) VALUES</text:p>
      <text:p text:style-name="Standard"><text:tab/>(0, 'aa', '2017-01-01', 1, '2018-01-01', 1),</text:p>
      <text:p text:style-name="Standard"><text:tab/>(1, 'choupy', '2017-09-17', 120, '2017-09-17', 1),</text:p>
      <text:p text:style-name="Standard"><text:tab/>(2, 'snoopy', '2017-09-20', 30, '2017-09-20', 2),</text:p>
      <text:p text:style-name="Standard"><text:tab/>(107, 'mizou', '2017-09-20', 20, '2017-09-27', 2);</text:p>
      <text:p text:style-name="Standard">/*!40000 ALTER TABLE `chien` ENABLE KEYS */;</text:p>
      <text:p text:style-name="Standard"/>
      <text:p text:style-name="Standard">-- Export de la structure de la table gsbpio. race</text:p>
      <text:p text:style-name="Standard">CREATE TABLE IF NOT EXISTS `race` (</text:p>
      <text:p text:style-name="Standard"><text:s text:c="2"/>`idR` int(11) NOT NULL,</text:p>
      <text:p text:style-name="Standard"><text:s text:c="2"/>`race` varchar(50) DEFAULT NULL,</text:p>
      <text:p text:style-name="Standard"><text:s text:c="2"/>PRIMARY KEY (`idR`)</text:p>
      <text:p text:style-name="Standard">) ENGINE=InnoDB DEFAULT CHARSET=latin1;</text:p>
      <text:p text:style-name="Standard"/>
      <text:p text:style-name="Standard">-- Export de données de la table gsbpio.race : ~4 rows (environ)</text:p>
      <text:p text:style-name="Standard">/*!40000 ALTER TABLE `race` DISABLE KEYS */;</text:p>
      <text:p text:style-name="Standard">INSERT INTO `race` (`idR`, `race`) VALUES</text:p>
      <text:p text:style-name="Standard"><text:tab/>(1, 'Berger allemand'),</text:p>
      <text:p text:style-name="Standard"><text:tab/>(2, 'Labrador'),</text:p>
      <text:p text:style-name="Standard"><text:tab/>(3, 'Rottweiler'),</text:p>
      <text:p text:style-name="Standard"><text:tab/>(4, 'Beagle');</text:p>
      <text:p text:style-name="Standard">/*!40000 ALTER TABLE `race` ENABLE KEYS */;</text:p>
      <text:p text:style-name="Standard"/>
      <text:p text:style-name="Standard">-- Export de la structure de la table gsbpio. utilisateur</text:p>
      <text:p text:style-name="Standard">CREATE TABLE IF NOT EXISTS `utilisateur` (</text:p>
      <text:p text:style-name="Standard"><text:s text:c="2"/>`idU` int(11) NOT NULL AUTO_INCREMENT,</text:p>
      <text:p text:style-name="Standard"><text:s text:c="2"/>`Nom` varchar(50) DEFAULT NULL,</text:p>
      <text:p text:style-name="Standard"><text:s text:c="2"/>`prenom` varchar(50) DEFAULT NULL,</text:p>
      <text:p text:style-name="Standard"><text:s text:c="2"/>`login` varchar(50) DEFAULT NULL,</text:p>
      <text:p text:style-name="Standard"><text:s text:c="2"/>`mdp` varchar(50) DEFAULT NULL,</text:p>
      <text:p text:style-name="Standard"><text:s text:c="2"/>`mail` varchar(50) DEFAULT NULL,</text:p>
      <text:p text:style-name="Standard"><text:s text:c="2"/>`Admin` int(11) NOT NULL DEFAULT '0',</text:p>
      <text:p text:style-name="Standard"><text:s text:c="2"/>`Valider` int(11) NOT NULL DEFAULT '0',</text:p>
      <text:p text:style-name="Standard"><text:s text:c="2"/>PRIMARY KEY (`idU`)</text:p>
      <text:p text:style-name="Standard">) ENGINE=InnoDB AUTO_INCREMENT=35 DEFAULT CHARSET=latin1;</text:p>
      <text:p text:style-name="Standard"/>
      <text:p text:style-name="Standard">-- Export de données de la table gsbpio.utilisateur : ~1 rows (environ)</text:p>
      <text:p text:style-name="Standard">/*!40000 ALTER TABLE `utilisateur` DISABLE KEYS */;</text:p>
      <text:p text:style-name="Standard">INSERT INTO `utilisateur` (`idU`, `Nom`, `prenom`, `login`, `mdp`, `mail`, `Admin`, `Valider`) VALUES</text:p>
      <text:p text:style-name="Standard"><text:tab/>(6, 'aydin', 'oktay', 'ooo', 'ooo', NULL, 1, 1),</text:p>
      <text:p text:style-name="Standard"><text:tab/>(34, 'soquet', 'chloe', 'toto', 'toto', 'chloe.soquet@hotmail.com', 0, 0);</text:p>
      <text:p text:style-name="Standard">/*!40000 ALTER TABLE `utilisateur` ENABLE KEYS */;</text:p>
      <text:p text:style-name="Standard"/>
      <text:p text:style-name="Standard">/*!40101 SET SQL_MODE=IFNULL(@OLD_SQL_MODE, '') */;</text:p>
      <text:p text:style-name="Standard">/*!40014 SET FOREIGN_KEY_CHECKS=IF(@OLD_FOREIGN_KEY_CHECKS IS NULL, 1, @OLD_FOREIGN_KEY_CHECKS) */;</text:p>
      <text:p text:style-name="Standard"><text:soft-page-break/>/*!40101 SET CHARACTER_SET_CLIENT=@OLD_CHARACTER_SET_CLIENT */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2T14:49:26.23</meta:creation-date>
    <meta:document-statistic meta:table-count="0" meta:image-count="0" meta:object-count="0" meta:page-count="3" meta:paragraph-count="87" meta:word-count="502" meta:character-count="4067"/>
    <dc:date>2017-10-12T14:51:37.22</dc:date>
    <meta:editing-duration>PT2M11S</meta:editing-duration>
    <meta:editing-cycles>1</meta:editing-cycles>
    <meta:generator>OpenOffice/4.1.3$Win32 OpenOffice.org_project/413m1$Build-9783</meta:generator>
  </office:meta>
</office:document-meta>
</file>